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75mm"/>
    </style:style>
    <style:style style:name="co2" style:family="table-column">
      <style:table-column-properties fo:break-before="auto" style:column-width="12.95mm"/>
    </style:style>
    <style:style style:name="co3" style:family="table-column">
      <style:table-column-properties fo:break-before="auto" style:column-width="67.36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87.44mm"/>
    </style:style>
    <style:style style:name="co6" style:family="table-column">
      <style:table-column-properties fo:break-before="auto" style:column-width="48.81mm"/>
    </style:style>
    <style:style style:name="co7" style:family="table-column">
      <style:table-column-properties fo:break-before="auto" style:column-width="16.21mm"/>
    </style:style>
    <style:style style:name="co8" style:family="table-column">
      <style:table-column-properties fo:break-before="auto" style:column-width="27.23mm"/>
    </style:style>
    <style:style style:name="co9" style:family="table-column">
      <style:table-column-properties fo:break-before="auto" style:column-width="55.2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M_fabX_compa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ource:</text:p>
          </table:table-cell>
          <table:table-cell/>
          <table:table-cell office:value-type="string" calcext:value-type="string">
            <text:p>D:\GitHub\fabX_compactPCB\KiCad_Project\fabX_compact.kicad_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:</text:p>
          </table:table-cell>
          <table:table-cell/>
          <table:table-cell office:value-type="string" calcext:value-type="string">
            <text:p>10/31/2022 6:27:46 P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l:</text:p>
          </table:table-cell>
          <table:table-cell/>
          <table:table-cell office:value-type="string" calcext:value-type="string">
            <text:p>Eeschema (6.0.6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tor:</text:p>
          </table:table-cell>
          <table:table-cell/>
          <table:table-cell office:value-type="string" calcext:value-type="string">
            <text:p>C:\Program Files\KiCad\5.99\bin\scripting\plugins/bom_csv_grouped_by_value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nent Count: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arnell#</text:p>
          </table:table-cell>
          <table:table-cell office:value-type="string" calcext:value-type="string">
            <text:p>Mnf</text:p>
          </table:table-cell>
          <table:table-cell office:value-type="string" calcext:value-type="string">
            <text:p>Mnf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00n 6v3 X7R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float" office:value="3345771" calcext:value-type="float">
            <text:p>334577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J0603Y104KXXPW1B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100n 6v3 X7R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float" office:value="3345771" calcext:value-type="float">
            <text:p>334577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J0603Y104KXXPW1B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SMD:D_ </text:p>
          </table:table-cell>
          <table:table-cell office:value-type="string" calcext:value-type="string">
            <text:p>~</text:p>
          </table:table-cell>
          <table:table-cell office:value-type="float" office:value="2760409" calcext:value-type="float">
            <text:p>2760409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PMEG3020EGW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wnLEDs:LED_1206_3216Metric_ReverseMount_Hole1.8x2.4mm_3DMOD</text:p>
          </table:table-cell>
          <table:table-cell office:value-type="string" calcext:value-type="string">
            <text:p>~</text:p>
          </table:table-cell>
          <table:table-cell office:value-type="float" office:value="2099257" calcext:value-type="float">
            <text:p>2099257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TR-3216SY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wnLEDs:LED_1206_3216Metric_ReverseMount_Hole1.8x2.4mm_3DMOD</text:p>
          </table:table-cell>
          <table:table-cell office:value-type="string" calcext:value-type="string">
            <text:p>~</text:p>
          </table:table-cell>
          <table:table-cell office:value-type="float" office:value="2099257" calcext:value-type="float">
            <text:p>2099257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TR-3216SY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wnLEDs:LED_1206_3216Metric_ReverseMount_Hole1.8x2.4mm_3DMOD</text:p>
          </table:table-cell>
          <table:table-cell office:value-type="string" calcext:value-type="string">
            <text:p>~</text:p>
          </table:table-cell>
          <table:table-cell office:value-type="float" office:value="2099257" calcext:value-type="float">
            <text:p>2099257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TR-3216SY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wnLEDs:LED_1206_3216Metric_ReverseMount_Hole1.8x2.4mm_3DMOD</text:p>
          </table:table-cell>
          <table:table-cell office:value-type="string" calcext:value-type="string">
            <text:p>~</text:p>
          </table:table-cell>
          <table:table-cell office:value-type="float" office:value="2099257" calcext:value-type="float">
            <text:p>2099257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TR-3216SY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2</text:p>
          </table:table-cell>
          <table:table-cell office:value-type="string" calcext:value-type="string">
            <text:p>PCN-105D3MHZ</text:p>
          </table:table-cell>
          <table:table-cell office:value-type="string" calcext:value-type="string">
            <text:p>Relay_THT:Relay_SPST_TE_PCN-1xxD3MHZ</text:p>
          </table:table-cell>
          <table:table-cell office:value-type="string" calcext:value-type="string">
            <text:p>https://standexelectronics.com/de/produkte/ums-reed-relais/</text:p>
          </table:table-cell>
          <table:table-cell office:value-type="float" office:value="4444930" calcext:value-type="float">
            <text:p>444493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CN-105D3MH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df/datasheet/nds7002a-d.pdf</text:p>
          </table:table-cell>
          <table:table-cell office:value-type="float" office:value="3924478" calcext:value-type="float">
            <text:p>3924478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2N7002H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DMP3056L-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farnell.com/datasheets/2814426.pdf</text:p>
          </table:table-cell>
          <table:table-cell office:value-type="float" office:value="3127362" calcext:value-type="float">
            <text:p>3127362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DMP3056L-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df/datasheet/nds7002a-d.pdf</text:p>
          </table:table-cell>
          <table:table-cell office:value-type="float" office:value="3924478" calcext:value-type="float">
            <text:p>3924478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2N7002H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df/datasheet/nds7002a-d.pdf</text:p>
          </table:table-cell>
          <table:table-cell office:value-type="float" office:value="3924478" calcext:value-type="float">
            <text:p>3924478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2N7002H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5</text:p>
          </table:table-cell>
          <table:table-cell office:value-type="string" calcext:value-type="string">
            <text:p>BCX19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float" office:value="2317581" calcext:value-type="float">
            <text:p>2317581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BCX19LT1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6</text:p>
          </table:table-cell>
          <table:table-cell office:value-type="string" calcext:value-type="string">
            <text:p>BCX19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float" office:value="2317581" calcext:value-type="float">
            <text:p>2317581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BCX19LT1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float" office:value="3495222" calcext:value-type="float">
            <text:p>349522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FR-07100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office:value-type="float" office:value="3495224" calcext:value-type="float">
            <text:p>3495224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FR-0710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office:value-type="float" office:value="3495224" calcext:value-type="float">
            <text:p>3495224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FR-0710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office:value-type="float" office:value="3495224" calcext:value-type="float">
            <text:p>3495224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FR-0710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office:value-type="float" office:value="3495224" calcext:value-type="float">
            <text:p>3495224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FR-0710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float" office:value="3495224" calcext:value-type="float">
            <text:p>3495224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FR-0710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office:value-type="float" office:value="3495224" calcext:value-type="float">
            <text:p>3495224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FR-0710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float" office:value="3495222" calcext:value-type="float">
            <text:p>349522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FR-07100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float" office:value="3495238" calcext:value-type="float">
            <text:p>3495238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FR-071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float" office:value="3495238" calcext:value-type="float">
            <text:p>3495238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FR-071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office:value-type="float" office:value="3495224" calcext:value-type="float">
            <text:p>3495224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FR-0710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float" office:value="3495238" calcext:value-type="float">
            <text:p>3495238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FR-071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float" office:value="3495238" calcext:value-type="float">
            <text:p>3495238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FR-071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float" office:value="2309106" calcext:value-type="float">
            <text:p>2309106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0R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float" office:value="3950907" calcext:value-type="float">
            <text:p>3950907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FR-07330R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float" office:value="3950907" calcext:value-type="float">
            <text:p>3950907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FR-07330R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float" office:value="3495224" calcext:value-type="float">
            <text:p>3495224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FR-0710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float" office:value="3495224" calcext:value-type="float">
            <text:p>3495224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FR-0710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office:value-type="float" office:value="3495224" calcext:value-type="float">
            <text:p>3495224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FR-0710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office:value-type="float" office:value="3495224" calcext:value-type="float">
            <text:p>3495224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FR-0710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office:value-type="float" office:value="3495224" calcext:value-type="float">
            <text:p>3495224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FR-0710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MCP23008</text:p>
          </table:table-cell>
          <table:table-cell office:value-type="string" calcext:value-type="string">
            <text:p>Package_SO:SSOP-20_5.3x7.2mm_P0.65mm</text:p>
          </table:table-cell>
          <table:table-cell office:value-type="string" calcext:value-type="string">
            <text:p>https://ww1.microchip.com/downloads/en/DeviceDoc/21919e.pdf</text:p>
          </table:table-cell>
          <table:table-cell office:value-type="float" office:value="1605564" calcext:value-type="float">
            <text:p>1605564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23008-E/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MCP23008</text:p>
          </table:table-cell>
          <table:table-cell office:value-type="string" calcext:value-type="string">
            <text:p>Package_SO:SSOP-20_5.3x7.2mm_P0.65mm</text:p>
          </table:table-cell>
          <table:table-cell office:value-type="string" calcext:value-type="string">
            <text:p>https://ww1.microchip.com/downloads/en/DeviceDoc/21919e.pdf</text:p>
          </table:table-cell>
          <table:table-cell office:value-type="float" office:value="1605564" calcext:value-type="float">
            <text:p>1605564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23008-E/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Conn_02x15_Odd_Even</text:p>
          </table:table-cell>
          <table:table-cell office:value-type="string" calcext:value-type="string">
            <text:p>Connector_PinSocket_2.54mm:PinSocket_2x15_P2.54mm_Vertical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MISC/VORRAT</text:p>
          </table:table-cell>
          <table:table-cell office:value-type="string" calcext:value-type="string">
            <text:p>testen mit Prototyp wegen hÃ¶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2</text:p>
          </table:table-cell>
          <table:table-cell office:value-type="string" calcext:value-type="string">
            <text:p>Screw_Terminal_01x08</text:p>
          </table:table-cell>
          <table:table-cell office:value-type="string" calcext:value-type="string">
            <text:p>Connector_Phoenix_MSTB:PhoenixContact_MSTBA_2,5_8-G-5,08_1x08_P5.08mm_Horizontal</text:p>
          </table:table-cell>
          <table:table-cell office:value-type="string" calcext:value-type="string">
            <text:p>~</text:p>
          </table:table-cell>
          <table:table-cell office:value-type="float" office:value="2671266" calcext:value-type="float">
            <text:p>2671266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MSTB 2,5/ 8-G-5,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3</text:p>
          </table:table-cell>
          <table:table-cell office:value-type="string" calcext:value-type="string">
            <text:p>Conn_02x07_Odd_Even</text:p>
          </table:table-cell>
          <table:table-cell office:value-type="string" calcext:value-type="string">
            <text:p>Connector_IDC:IDC-Header_2x07_P2.54mm_Horizontal</text:p>
          </table:table-cell>
          <table:table-cell office:value-type="string" calcext:value-type="string">
            <text:p>https://www.we-online.com/katalog/datasheet/61201421721.pdf</text:p>
          </table:table-cell>
          <table:table-cell office:value-type="float" office:value="2356264" calcext:value-type="float">
            <text:p>2356264</text:p>
          </table:table-cell>
          <table:table-cell office:value-type="string" calcext:value-type="string">
            <text:p>Wuerth</text:p>
          </table:table-cell>
          <table:table-cell office:value-type="float" office:value="61201421721" calcext:value-type="float">
            <text:p>612014217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4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Socket_2.54mm:PinSocket_1x06_P2.54mm_Horizontal</text:p>
          </table:table-cell>
          <table:table-cell/>
          <table:table-cell office:value-type="float" office:value="2084276" calcext:value-type="float">
            <text:p>2084276</text:p>
          </table:table-cell>
          <table:table-cell office:value-type="string" calcext:value-type="string">
            <text:p>GCT</text:p>
          </table:table-cell>
          <table:table-cell office:value-type="string" calcext:value-type="string">
            <text:p>BG302-06-A-L-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5</text:p>
          </table:table-cell>
          <table:table-cell office:value-type="string" calcext:value-type="string">
            <text:p>Conn_02x07_Odd_Even</text:p>
          </table:table-cell>
          <table:table-cell office:value-type="string" calcext:value-type="string">
            <text:p>Connector_IDC:IDC-Header_2x07_P2.54mm_Horizontal</text:p>
          </table:table-cell>
          <table:table-cell office:value-type="string" calcext:value-type="string">
            <text:p>https://www.we-online.com/katalog/datasheet/61201421721.pdf</text:p>
          </table:table-cell>
          <table:table-cell office:value-type="float" office:value="2356264" calcext:value-type="float">
            <text:p>2356264</text:p>
          </table:table-cell>
          <table:table-cell office:value-type="string" calcext:value-type="string">
            <text:p>Wuerth</text:p>
          </table:table-cell>
          <table:table-cell office:value-type="float" office:value="61201421721" calcext:value-type="float">
            <text:p>612014217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6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PinSocket_2.54mm:PinSocket_1x08_P2.54mm_Vertical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MISC/VORRAT</text:p>
          </table:table-cell>
          <table:table-cell office:value-type="string" calcext:value-type="string">
            <text:p>testen mit Prototyp wegen hÃ¶he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arnell#</text:p>
          </table:table-cell>
          <table:table-cell office:value-type="string" calcext:value-type="string">
            <text:p>Mnf</text:p>
          </table:table-cell>
          <table:table-cell office:value-type="string" calcext:value-type="string">
            <text:p>Mnf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0n 6v3 X7R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float" office:value="3345771" calcext:value-type="float">
            <text:p>334577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J0603Y104KXXPW1B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SMD:D_ </text:p>
          </table:table-cell>
          <table:table-cell office:value-type="string" calcext:value-type="string">
            <text:p>~</text:p>
          </table:table-cell>
          <table:table-cell office:value-type="float" office:value="2760409" calcext:value-type="float">
            <text:p>2760409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PMEG3020EGW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, D3, D4, 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wnLEDs:LED_1206_3216Metric_ReverseMount_Hole1.8x2.4mm_3DMOD</text:p>
          </table:table-cell>
          <table:table-cell office:value-type="string" calcext:value-type="string">
            <text:p>~</text:p>
          </table:table-cell>
          <table:table-cell office:value-type="float" office:value="2099257" calcext:value-type="float">
            <text:p>2099257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TR-3216SYC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PCN-105D3MHZ</text:p>
          </table:table-cell>
          <table:table-cell office:value-type="string" calcext:value-type="string">
            <text:p>Relay_THT:Relay_SPST_TE_PCN-1xxD3MHZ</text:p>
          </table:table-cell>
          <table:table-cell office:value-type="string" calcext:value-type="string">
            <text:p>https://standexelectronics.com/de/produkte/ums-reed-relais/</text:p>
          </table:table-cell>
          <table:table-cell office:value-type="float" office:value="4444930" calcext:value-type="float">
            <text:p>444493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CN-105D3MHZ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, Q3, Q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df/datasheet/nds7002a-d.pdf</text:p>
          </table:table-cell>
          <table:table-cell office:value-type="float" office:value="3924478" calcext:value-type="float">
            <text:p>3924478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2N7002H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DMP3056L-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farnell.com/datasheets/2814426.pdf</text:p>
          </table:table-cell>
          <table:table-cell office:value-type="float" office:value="3127362" calcext:value-type="float">
            <text:p>3127362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DMP3056L-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5, Q6</text:p>
          </table:table-cell>
          <table:table-cell office:value-type="string" calcext:value-type="string">
            <text:p>BCX19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float" office:value="2317581" calcext:value-type="float">
            <text:p>2317581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BCX19LT1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float" office:value="3495222" calcext:value-type="float">
            <text:p>349522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FR-07100K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, R3, R4, R5, R7, R11, R22, R23, 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office:value-type="float" office:value="3495224" calcext:value-type="float">
            <text:p>3495224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FR-0710K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6, R20, 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float" office:value="3495224" calcext:value-type="float">
            <text:p>3495224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FR-0710K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9, R10, R12, 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float" office:value="3495238" calcext:value-type="float">
            <text:p>3495238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FR-071K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float" office:value="2309106" calcext:value-type="float">
            <text:p>2309106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0R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7, R1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float" office:value="3950907" calcext:value-type="float">
            <text:p>3950907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FR-07330R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, U2</text:p>
          </table:table-cell>
          <table:table-cell office:value-type="string" calcext:value-type="string">
            <text:p>MCP23008</text:p>
          </table:table-cell>
          <table:table-cell office:value-type="string" calcext:value-type="string">
            <text:p>Package_SO:SSOP-20_5.3x7.2mm_P0.65mm</text:p>
          </table:table-cell>
          <table:table-cell office:value-type="string" calcext:value-type="string">
            <text:p>https://ww1.microchip.com/downloads/en/DeviceDoc/21919e.pdf</text:p>
          </table:table-cell>
          <table:table-cell office:value-type="float" office:value="1605564" calcext:value-type="float">
            <text:p>1605564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23008-E/S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Conn_02x15_Odd_Even</text:p>
          </table:table-cell>
          <table:table-cell office:value-type="string" calcext:value-type="string">
            <text:p>Connector_PinSocket_2.54mm:PinSocket_2x15_P2.54mm_Vertical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MISC/VORRAT</text:p>
          </table:table-cell>
          <table:table-cell office:value-type="string" calcext:value-type="string">
            <text:p>testen mit Prototyp wegen hÃ¶h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crew_Terminal_01x08</text:p>
          </table:table-cell>
          <table:table-cell office:value-type="string" calcext:value-type="string">
            <text:p>Connector_Phoenix_MSTB:PhoenixContact_MSTBA_2,5_8-G-5,08_1x08_P5.08mm_Horizontal</text:p>
          </table:table-cell>
          <table:table-cell office:value-type="string" calcext:value-type="string">
            <text:p>~</text:p>
          </table:table-cell>
          <table:table-cell office:value-type="float" office:value="2671266" calcext:value-type="float">
            <text:p>2671266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MSTB 2,5/ 8-G-5,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3, X5</text:p>
          </table:table-cell>
          <table:table-cell office:value-type="string" calcext:value-type="string">
            <text:p>Conn_02x07_Odd_Even</text:p>
          </table:table-cell>
          <table:table-cell office:value-type="string" calcext:value-type="string">
            <text:p>Connector_IDC:IDC-Header_2x07_P2.54mm_Horizontal</text:p>
          </table:table-cell>
          <table:table-cell office:value-type="string" calcext:value-type="string">
            <text:p>https://www.we-online.com/katalog/datasheet/61201421721.pdf</text:p>
          </table:table-cell>
          <table:table-cell office:value-type="float" office:value="2356264" calcext:value-type="float">
            <text:p>2356264</text:p>
          </table:table-cell>
          <table:table-cell office:value-type="string" calcext:value-type="string">
            <text:p>Wuerth</text:p>
          </table:table-cell>
          <table:table-cell office:value-type="float" office:value="61201421721" calcext:value-type="float">
            <text:p>612014217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Socket_2.54mm:PinSocket_1x06_P2.54mm_Horizontal</text:p>
          </table:table-cell>
          <table:table-cell/>
          <table:table-cell office:value-type="float" office:value="2084276" calcext:value-type="float">
            <text:p>2084276</text:p>
          </table:table-cell>
          <table:table-cell office:value-type="string" calcext:value-type="string">
            <text:p>GCT</text:p>
          </table:table-cell>
          <table:table-cell office:value-type="string" calcext:value-type="string">
            <text:p>BG302-06-A-L-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PinSocket_2.54mm:PinSocket_1x08_P2.54mm_Vertical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MISC/VORRAT</text:p>
          </table:table-cell>
          <table:table-cell office:value-type="string" calcext:value-type="string">
            <text:p>testen mit Prototyp wegen hÃ¶h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0-31T18:32:53.054000000</dc:date>
    <meta:editing-duration>PT2M56S</meta:editing-duration>
    <meta:editing-cycles>1</meta:editing-cycles>
    <meta:document-statistic meta:table-count="1" meta:cell-count="473" meta:object-count="0"/>
    <meta:generator>LibreOffice/6.1.4.2$Windows_X86_64 LibreOffice_project/9d0f32d1f0b509096fd65e0d4bec26ddd1938fd3</meta:generator>
  </office:meta>
</office:document-meta>
</file>